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4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lling address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Subject</text:p>
          </table:table-cell>
          <table:table-cell table:style-name="Tableau1.B8" office:value-type="string">
            <text:p text:style-name="Table_20_Contents">Bookseller orders for the library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Bookseller</text:p>
            <text:p text:style-name="P1"/>
            <text:p text:style-name="P1"/>
            <text:p text:style-name="P1"/>
            <text:p text:style-name="P1"/>
            <text:p text:style-name="P1">Account numb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Poulain</meta:initial-creator>
    <meta:creation-date>2009-02-18T12:12:46</meta:creation-date>
    <dc:date>2014-02-27T10:01:12</dc:date>
    <meta:printed-by>Paul Poulain</meta:printed-by>
    <meta:print-date>2009-02-18T13:51:16</meta:print-date>
    <meta:editing-cycles>33</meta:editing-cycles>
    <meta:editing-duration>PT10H37M10S</meta:editing-duration>
    <dc:creator>katrin </dc:creator>
    <meta:document-statistic meta:table-count="2" meta:image-count="0" meta:object-count="0" meta:page-count="1" meta:paragraph-count="14" meta:word-count="30" meta:character-count="227" meta:non-whitespace-character-count="175"/>
    <meta:user-defined meta:name="Info 1"/>
    <meta:user-defined meta:name="Info 2"/>
    <meta:user-defined meta:name="Info 3"/>
    <meta:user-defined meta:name="Info 4"/>
  </office:meta>
</office:document-meta>
</file>